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08200000027244C342686881BBA.png" manifest:media-type="image/png"/>
  <manifest:file-entry manifest:full-path="Pictures/10000001000000BB000000402C388FA4A745D6D3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85cm" fo:min-width="10.295cm"/>
    </style:style>
    <style:style style:name="gr3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597cm" fo:min-width="10.648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18cm" fo:min-width="3.585cm"/>
    </style:style>
    <style:style style:name="gr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38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1.7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67cm)" draw:image-opacity="100%" style:mirror="none"/>
    </style:style>
    <style:style style:name="gr9" style:family="graphic" style:parent-style-name="standard">
      <style:graphic-properties draw:stroke="solid" draw:stroke-dash="Dash_20_Dot_20_4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0%" loext:shadow-blur="0cm"/>
    </style:style>
    <style:style style:name="gr10" style:family="graphic" style:parent-style-name="standard">
      <style:graphic-properties draw:stroke="solid" draw:stroke-dash="Dash_20_Dot_20_4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0%" loext:shadow-blur="0cm" dr3d:horizontal-segments="24" dr3d:vertical-segments="16" dr3d:edge-rounding="40%" dr3d:back-scale="100%" dr3d:end-angle="3600" dr3d:backface-culling="dis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11" style:family="graphic" style:parent-style-name="objectwithoutfill">
      <style:graphic-properties draw:stroke="dash" draw:stroke-dash="Double_20_Dash"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draw:stroke="dash" draw:stroke-dash="Double_20_Dash" svg:stroke-width="0.076cm" svg:stroke-color="#1c1c1c" draw:marker-start="Half_20_Circle" draw:marker-start-width="0.254cm" draw:marker-end="Arrowheads_20_10" draw:marker-end-width="0.406cm" draw:fill="none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draw:stroke="solid" svg:stroke-width="0.102cm" svg:stroke-color="#000000" draw:marker-start-width="0.356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Double_20_Dash_20__28_Rounded_29_" svg:stroke-width="0.051cm" svg:stroke-color="#000000" draw:marker-start-width="0.279cm" draw:marker-end-width="0.279cm" svg:stroke-linecap="round" draw:fill="solid" draw:fill-color="#729fcf" draw:opacity="60%" draw:textarea-horizontal-align="justify" draw:textarea-vertical-align="middle" draw:auto-grow-height="false" fo:min-height="1.668cm" fo:min-width="3.775cm" fo:padding-top="0.15cm" fo:padding-bottom="0.15cm" fo:padding-left="0.275cm" fo:padding-right="0.275cm" draw:shadow-offset-x="0.203cm" draw:shadow-offset-y="0.203cm" draw:shadow-opacity="60%"/>
    </style:style>
    <style:style style:name="gr15" style:family="graphic" style:parent-style-name="objectwithoutfill">
      <style:graphic-properties draw:stroke="dash" draw:stroke-dash="Long_20_Dash"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draw:stroke="solid"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solid"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color="#000000" draw:fill="solid" draw:fill-color="#666666" draw:textarea-horizontal-align="justify" draw:textarea-vertical-align="middle" draw:auto-grow-height="false" fo:min-height="0cm" fo:min-width="2.344cm"/>
    </style:style>
    <style:style style:name="gr19" style:family="graphic" style:parent-style-name="standard">
      <style:graphic-properties draw:stroke="solid" svg:stroke-color="#000000" draw:fill="solid" draw:fill-color="#808080" draw:textarea-horizontal-align="justify" draw:textarea-vertical-align="middle" draw:auto-grow-height="false" fo:min-height="0.238cm" fo:min-width="2.435cm"/>
    </style:style>
    <style:style style:name="gr20" style:family="graphic" style:parent-style-name="standard">
      <style:graphic-properties draw:stroke="solid" svg:stroke-color="#000000" draw:fill="solid" draw:fill-color="#666666" draw:textarea-horizontal-align="justify" draw:textarea-vertical-align="middle" draw:auto-grow-height="false" fo:min-height="0cm" fo:min-width="0.582cm"/>
    </style:style>
    <style:style style:name="gr21" style:family="graphic" style:parent-style-name="objectwithoutfill">
      <style:graphic-properties draw:stroke="solid"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76cm" svg:stroke-color="#000000" draw:marker-start-width="0.305cm" draw:marker-end="Arrowheads_20_10" draw:marker-end-width="0.406cm" draw:fill="none" draw:textarea-vertical-align="middle" fo:padding-top="0.162cm" fo:padding-bottom="0.162cm" fo:padding-left="0.287cm" fo:padding-right="0.287cm"/>
    </style:style>
    <style:style style:name="gr23" style:family="graphic" style:parent-style-name="Object_20_with_20_no_20_fill_20_and_20_no_20_line">
      <style:graphic-properties draw:opacity="0%" draw:textarea-horizontal-align="center" draw:textarea-vertical-align="middle" draw:shadow-opacity="0%" draw:ole-draw-aspect="1" style:protect="size"/>
    </style:style>
    <style:style style:name="gr24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8cm" fo:padding-bottom="0.138cm" fo:padding-left="0.263cm" fo:padding-right="0.263cm"/>
    </style:style>
    <style:style style:name="gr25" style:family="graphic" style:parent-style-name="standard">
      <style:graphic-properties draw:stroke="dash" draw:stroke-dash="Double_20_Dash_20__28_Rounded_29_" svg:stroke-color="#000000" svg:stroke-linecap="round" draw:opacity="50%" draw:textarea-horizontal-align="justify" draw:textarea-vertical-align="middle" draw:auto-grow-height="false" fo:min-height="0.547cm" fo:min-width="1.064cm" draw:shadow-opacity="50%"/>
    </style:style>
    <style:style style:name="gr26" style:family="graphic" style:parent-style-name="objectwithoutfill">
      <style:graphic-properties svg:stroke-width="0.102cm" svg:stroke-color="#000000" draw:marker-start-width="0.356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0.526cm"/>
    </style:style>
    <style:style style:name="gr30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cm" fo:min-width="0.558cm"/>
    </style:style>
    <style:style style:name="gr3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0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08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cm, 0cm, 1.269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281cm)" draw:image-opacity="100%" style:mirror="none"/>
    </style:style>
    <style:style style:name="gr35" style:family="graphic" style:parent-style-name="Arrow_20_Line" style:list-style-name="L1">
      <style:graphic-properties draw:textarea-vertical-align="middle" draw:line-distance="0.139cm" draw:placing="below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 draw:line-distance="0.278cm"/>
      <style:paragraph-properties style:writing-mode="lr-tb"/>
    </style:style>
    <style:style style:name="gr37" style:family="graphic" style:parent-style-name="Arrow_20_Line" style:list-style-name="L1">
      <style:graphic-properties draw:marker-start="Dimension_20_Line_20_Arrow" draw:textarea-vertical-align="middle" draw:line-distance="-0.2cm"/>
      <style:paragraph-properties style:writing-mode="lr-tb"/>
    </style:style>
    <style:style style:name="gr38" style:family="graphic" style:parent-style-name="standard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0%" loext:shadow-blur="0cm"/>
    </style:style>
    <style:style style:name="gr39" style:family="graphic" style:parent-style-name="standard">
      <style:graphic-properties draw:stroke="solid" svg:stroke-color="#000000" draw:opacity="0%" draw:shadow-opacity="0%" dr3d:vertical-segments="16" dr3d:backface-culling="disabled" dr3d:close-front="true" dr3d:close-back="tru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729fcf" draw:opacity="60%"/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2.106cm" svg:y="4.83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10.795cm" svg:height="0.635cm" svg:x="6.985cm" svg:y="6.9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148cm" svg:height="1.847cm" draw:transform="skewX (1.06046205351175) rotate (-0.000698131700797933) translate (10.304cm 5.1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08cm" svg:height="0.565cm" draw:transform="skewX (0.472809694365264) rotate (0.473158760215663) translate (17.795cm 6.985cm)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24cm" svg:y1="4.445cm" svg:x2="13.97cm" svg:y2="5.715cm">
          <text:p/>
        </draw:line>
        <draw:line draw:style-name="gr5" draw:text-style-name="P5" draw:layer="layout" svg:x1="20.955cm" svg:y1="6.985cm" svg:x2="19.685cm" svg:y2="6.35cm">
          <text:p/>
        </draw:line>
        <draw:line draw:style-name="gr5" draw:text-style-name="P5" draw:layer="layout" svg:x1="10.16cm" svg:y1="8.255cm" svg:x2="12.065cm" svg:y2="7.603cm">
          <text:p/>
        </draw:line>
        <draw:frame draw:style-name="gr6" draw:text-style-name="P5" draw:layer="layout" svg:width="1.269cm" svg:height="1.258cm" svg:x="15.241cm" svg:y="3.81cm">
          <draw:image xlink:href="Pictures/10000001000000BB000000402C388FA4A745D6D3.png" xlink:type="simple" xlink:show="embed" xlink:actuate="onLoad" draw:mime-type="image/png">
            <text:p/>
          </draw:image>
        </draw:frame>
        <draw:frame draw:style-name="gr7" draw:text-style-name="P5" draw:layer="layout" svg:width="0.953cm" svg:height="1.27cm" svg:x="9.207cm" svg:y="7.62cm">
          <draw:image xlink:href="Pictures/10000001000000BB000000402C388FA4A745D6D3.png" xlink:type="simple" xlink:show="embed" xlink:actuate="onLoad" draw:mime-type="image/png">
            <text:p/>
          </draw:image>
        </draw:frame>
        <draw:frame draw:style-name="gr8" draw:text-style-name="P5" draw:layer="layout" svg:width="0.919cm" svg:height="1.219cm" svg:x="21.022cm" svg:y="6.401cm">
          <draw:image xlink:href="Pictures/10000001000000BB000000402C388FA4A745D6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3d:scene draw:style-name="gr9" svg:width="14.482cm" svg:height="12.648cm" svg:x="3.303cm" svg:y="1.268cm" dr3d:transform="matrix (-0.994039136114911 0.0541429916658578 -0.094629447453753 0.0167489096576088 0.933505100258329 0.358172726232715 0.107729614764061 0.354452767297937 -0.928847439495653 -0.178069420036225cm -2.1927975372348cm 0.396526787877325cm)" dr3d:vrp="(0 0 84083.7142857143)" dr3d:vpn="(0 0 71485.7142857143)" dr3d:projection="perspective" dr3d:distance="12.598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dr3d:transform="matrix (0.999996426567998 -0.00266162677034011 -0.000250188277426949 0.00266110534751074 0.982093633462613 0.188374662920838 -0.000255674731255842 -0.188374655554153 0.982097206887007 14.4716753245437cm 5.26181282300852cm 1.62620845096529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g>
          <draw:line draw:style-name="gr11" draw:text-style-name="P5" draw:layer="layout" svg:x1="11.43cm" svg:y1="9.525cm" svg:x2="14.605cm" svg:y2="5.08cm">
            <text:p/>
          </draw:line>
          <draw:line draw:style-name="gr11" draw:text-style-name="P5" draw:layer="layout" svg:x1="14.605cm" svg:y1="10.795cm" svg:x2="14.605cm" svg:y2="5.08cm">
            <text:p/>
          </draw:line>
          <draw:line draw:style-name="gr12" draw:text-style-name="P5" draw:layer="layout" svg:x1="13.97cm" svg:y1="4.445cm" svg:x2="12.7cm" svg:y2="6.35cm">
            <text:p/>
          </draw:line>
          <draw:line draw:style-name="gr13" draw:text-style-name="P6" draw:layer="layout" svg:x1="11.43cm" svg:y1="9.525cm" svg:x2="11.554cm" svg:y2="3.216cm">
            <text:p/>
          </draw:line>
          <draw:custom-shape draw:style-name="gr14" draw:text-style-name="P7" draw:layer="layout" svg:width="6.789cm" svg:height="3.124cm" draw:transform="skewX (-1.00496058329834) rotate (0.00488692190558412) translate (8.924cm 3.832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5" draw:text-style-name="P5" draw:layer="layout" svg:x1="14.605cm" svg:y1="10.795cm" svg:x2="11.554cm" svg:y2="9.766cm">
            <text:p/>
          </draw:line>
          <draw:line draw:style-name="gr16" draw:text-style-name="P5" draw:layer="layout" svg:x1="11.43cm" svg:y1="9.81cm" svg:x2="8.129cm" svg:y2="12.402cm">
            <text:p/>
          </draw:line>
          <draw:line draw:style-name="gr17" draw:text-style-name="P5" draw:layer="layout" svg:x1="12.509cm" svg:y1="9.8cm" svg:x2="18.223cm" svg:y2="9.913cm">
            <text:p/>
          </draw:line>
          <draw:g>
            <draw:custom-shape draw:style-name="gr18" draw:text-style-name="P3" draw:layer="layout" svg:width="2.844cm" svg:height="0.167cm" draw:transform="rotate (-0.0127409035395589) translate (9.527cm 9.7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2.935cm" svg:height="0.488cm" draw:transform="skewX (1.05958938888576) rotate (-0.0136135681655552) translate (10.409cm 9.2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3" draw:layer="layout" svg:width="1.082cm" svg:height="0.149cm" draw:transform="skewX (0.466351976132885) rotate (0.460941455451702) translate (12.375cm 9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path draw:style-name="gr21" draw:text-style-name="P5" draw:layer="layout" svg:width="0.929cm" svg:height="0.888cm" draw:transform="rotate (0.659036325553059) translate (11.4795408863925cm 7.49540726030061cm)" svg:viewBox="0 0 930 889" svg:d="M0 1c168-6 346 19 487 116 121 84 240 183 312 317l80 136 36 195 15 124">
            <text:p/>
          </draw:path>
          <draw:line draw:style-name="gr22" draw:text-style-name="P5" draw:layer="layout" svg:x1="14.586cm" svg:y1="5.1cm" svg:x2="16.51cm" svg:y2="5.08cm">
            <text:p/>
          </draw:line>
          <draw:line draw:style-name="gr22" draw:text-style-name="P5" draw:layer="layout" svg:x1="14.568cm" svg:y1="5.086cm" svg:x2="15.875cm" svg:y2="6.35cm">
            <text:p/>
          </draw:line>
          <draw:line draw:style-name="gr22" draw:text-style-name="P5" draw:layer="layout" svg:x1="14.605cm" svg:y1="5.08cm" svg:x2="15.875cm" svg:y2="3.175cm">
            <text:p/>
          </draw:line>
          <draw:frame draw:style-name="gr23" draw:text-style-name="P8" draw:layer="layout" svg:width="0.445cm" svg:height="0.5cm" svg:x="16.51cm" svg:y="5.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3" draw:text-style-name="P8" draw:layer="layout" svg:width="0.463cm" svg:height="0.572cm" svg:x="15.875cm" svg:y="5.77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3" draw:text-style-name="P8" draw:layer="layout" svg:width="0.513cm" svg:height="0.47cm" svg:x="13.335cm" svg:y="6.98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3" draw:text-style-name="P8" draw:layer="layout" svg:width="0.453cm" svg:height="0.47cm" svg:x="12.247cm" svg:y="5.8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23" draw:text-style-name="P8" draw:layer="layout" svg:width="0.463cm" svg:height="0.424cm" svg:x="12.237cm" svg:y="10.57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3" draw:text-style-name="P8" draw:layer="layout" svg:width="0.445cm" svg:height="0.352cm" svg:x="11.786cm" svg:y="7.53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23" draw:text-style-name="P8" draw:layer="layout" svg:width="0.48cm" svg:height="0.47cm" svg:x="18.297cm" svg:y="9.59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3" draw:text-style-name="P8" draw:layer="layout" svg:width="0.453cm" svg:height="0.47cm" svg:x="7.62cm" svg:y="12.23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23" draw:text-style-name="P8" draw:layer="layout" svg:width="0.411cm" svg:height="0.47cm" svg:x="11.019cm" svg:y="3.175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23" draw:text-style-name="P8" draw:layer="layout" svg:width="0.394cm" svg:height="0.47cm" svg:x="15.875cm" svg:y="3.329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path draw:style-name="gr24" draw:text-style-name="P5" draw:layer="layout" svg:width="1.182cm" svg:height="1.314cm" draw:transform="rotate (-0.727627765156436) translate (11.7132480591912cm 9.39078893047046cm)" svg:viewBox="0 0 1183 1315" svg:d="M0 1310c164 23 332-33 453-136 116-98 260-144 360-263 95-112 189-226 244-371 59-157 152-315 119-489l-6-51">
            <text:p/>
          </draw:path>
        </draw:g>
        <draw:custom-shape draw:style-name="gr25" draw:text-style-name="P9" draw:layer="layout" svg:width="2.482cm" svg:height="1.265cm" draw:transform="skewX (0.255167136641571) rotate (0.135786615805159) translate (21.883cm 1.60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6" draw:text-style-name="P5" draw:layer="layout" svg:x1="24.065cm" svg:y1="3.605cm" svg:x2="24.065cm" svg:y2="1.315cm">
          <text:p/>
        </draw:line>
        <draw:line draw:style-name="gr27" draw:text-style-name="P5" draw:layer="layout" svg:x1="24.327cm" svg:y1="3.747cm" svg:x2="26.388cm" svg:y2="3.747cm">
          <text:p/>
        </draw:line>
        <draw:line draw:style-name="gr28" draw:text-style-name="P5" draw:layer="layout" svg:x1="24.098cm" svg:y1="3.712cm" svg:x2="22.766cm" svg:y2="4.717cm">
          <text:p/>
        </draw:line>
        <draw:g>
          <draw:custom-shape draw:style-name="gr29" draw:text-style-name="P3" draw:layer="layout" svg:width="1.026cm" svg:height="0.06cm" draw:transform="rotate (0.00680678408277788) translate (23.411cm 3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.058cm" svg:height="0.175cm" draw:transform="skewX (1.06238191568895) rotate (0.00663225115757845) translate (23.726cm 3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" draw:layer="layout" svg:width="0.39cm" svg:height="0.054cm" draw:transform="skewX (0.448724150687742) rotate (0.479616478448042) translate (24.438cm 3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5" draw:layer="layout" svg:width="0.229cm" svg:height="0.229cm" svg:x="24.327cm" svg:y="1.315cm">
          <draw:image xlink:href="Pictures/100000010000008200000027244C342686881BBA.png" xlink:type="simple" xlink:show="embed" xlink:actuate="onLoad" draw:mime-type="image/png">
            <text:p/>
          </draw:image>
        </draw:frame>
        <draw:frame draw:style-name="gr33" draw:text-style-name="P5" draw:layer="layout" svg:width="0.282cm" svg:height="0.229cm" svg:x="26.388cm" svg:y="3.605cm">
          <draw:image xlink:href="Pictures/100000010000008200000027244C342686881BBA.png" xlink:type="simple" xlink:show="embed" xlink:actuate="onLoad" draw:mime-type="image/png">
            <text:p/>
          </draw:image>
        </draw:frame>
        <draw:frame draw:style-name="gr34" draw:text-style-name="P5" draw:layer="layout" svg:width="0.283cm" svg:height="0.252cm" svg:x="22.495cm" svg:y="4.716cm">
          <draw:image xlink:href="Pictures/100000010000008200000027244C342686881BBA.png" xlink:type="simple" xlink:show="embed" xlink:actuate="onLoad" draw:mime-type="image/png">
            <text:p/>
          </draw:image>
        </draw:frame>
        <draw:measure draw:style-name="gr35" draw:text-style-name="P10" draw:layer="layout" svg:x1="22.495cm" svg:y1="1.544cm" svg:x2="21.727cm" svg:y2="2.905cm">
          <text:p text:style-name="P10"><text:span text:style-name="T1">a</text:span></text:p>
        </draw:measure>
        <draw:measure draw:style-name="gr36" draw:text-style-name="P10" draw:layer="layout" svg:x1="22.464cm" svg:y1="1.483cm" svg:x2="24.327cm" svg:y2="1.271cm">
          <text:p text:style-name="P10"><text:span text:style-name="T1">a</text:span><text:span text:style-name="T1"><text:measure text:kind="gap"/></text:span></text:p>
        </draw:measure>
        <draw:measure draw:style-name="gr37" draw:text-style-name="P10" draw:layer="layout" svg:x1="24.098cm" svg:y1="3.784cm" svg:x2="22.266cm" svg:y2="3.784cm">
          <text:p text:style-name="P10"><text:span text:style-name="T1"><text:measure text:kind="gap"/></text:span><text:span text:style-name="T1">R</text:span><text:span text:style-name="T1"><text:measure text:kind="gap"/></text:span></text:p>
        </draw:measure>
        <dr3d:scene draw:style-name="gr38" svg:width="5.198cm" svg:height="4.624cm" svg:x="21.127cm" svg:y="0.635cm" dr3d:transform="matrix (-0.994913569475977 0.0345290739403624 -0.094629447453753 -0.00166394757889115 0.933653859554753 0.358172726232715 0.10071852139024 0.356508363985113 -0.928847439495653 -0.134790756576644cm -2.19588278594203cm 0.396526787877325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9" draw:layer="layout" dr3d:transform="matrix (0.999996426567998 -0.00266162677034011 -0.000250188277426949 0.00266110534751074 0.982093633462613 0.188374662920838 -0.000255674731255842 -0.188374655554153 0.982097206887007 13.9348629208106cm 3.83921123663263cm 1.13232882350703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3d:scene draw:style-name="gr38" svg:width="14.479cm" svg:height="12.644cm" svg:x="3.302cm" svg:y="1.27cm" dr3d:transform="matrix (-0.994039136114911 0.0541429916658578 -0.094629447453753 0.0167489096576088 0.933505100258329 0.358172726232715 0.107729614764061 0.354452767297937 -0.928847439495653 -0.178069420036225cm -2.1927975372348cm 0.396526787877325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9" draw:layer="layout" dr3d:transform="matrix (0.999996426567998 -0.00266162677034011 -0.000250188277426949 0.00266110534751074 0.982093633462613 0.188374662920838 -0.000255674731255842 -0.188374655554153 0.982097206887007 14.4716753245437cm 5.26181282300852cm 1.62620845096529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Dimension_20_Line_20_Arrow" draw:display-name="Dimension Line Arrow" svg:viewBox="0 0 836 946" svg:d="M0 0v110h418 418v-110zM418 110l-418 836h836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7T13:02:21.201082778</meta:creation-date>
    <dc:date>2026-01-12T17:50:47.106607186</dc:date>
    <meta:editing-duration>PT12H26M33S</meta:editing-duration>
    <meta:editing-cycles>6</meta:editing-cycles>
    <meta:generator>LibreOffice/7.3.7.2$Linux_X86_64 LibreOffice_project/30$Build-2</meta:generator>
    <meta:document-statistic meta:object-count="90"/>
  </office:meta>
</office:document-meta>
</file>

<file path=Object 1/content.xml><?xml version="1.0" encoding="utf-8"?>
<math xmlns="http://www.w3.org/1998/Math/MathML" display="block">
  <semantics>
    <mstyle mathvariant="bold">
      <mi>R</mi>
    </mstyle>
    <annotation encoding="StarMath 5.0">bold R   </annotation>
  </semantics>
</math>
</file>

<file path=Object 10/content.xml><?xml version="1.0" encoding="utf-8"?>
<math xmlns="http://www.w3.org/1998/Math/MathML" display="block">
  <semantics>
    <mstyle mathvariant="bold">
      <mover accent="true">
        <mi>r</mi>
        <mo stretchy="true">^</mo>
      </mover>
    </mstyle>
    <annotation encoding="StarMath 5.0">bold widehat {r}   </annotation>
  </semantics>
</math>
</file>

<file path=Object 2/content.xml><?xml version="1.0" encoding="utf-8"?>
<math xmlns="http://www.w3.org/1998/Math/MathML" display="block">
  <semantics>
    <mstyle mathvariant="bold">
      <mover accent="true">
        <mi>θ</mi>
        <mo stretchy="true">^</mo>
      </mover>
    </mstyle>
    <annotation encoding="StarMath 5.0">bold widehat {%theta}   </annotation>
  </semantics>
</math>
</file>

<file path=Object 3/content.xml><?xml version="1.0" encoding="utf-8"?>
<math xmlns="http://www.w3.org/1998/Math/MathML" display="block">
  <semantics>
    <mstyle mathvariant="bold">
      <mover accent="true">
        <mi>ϕ</mi>
        <mo stretchy="true">^</mo>
      </mover>
    </mstyle>
    <annotation encoding="StarMath 5.0">bold widehat {%phi}   </annotation>
  </semantics>
</math>
</file>

<file path=Object 4/content.xml><?xml version="1.0" encoding="utf-8"?>
<math xmlns="http://www.w3.org/1998/Math/MathML" display="block">
  <semantics>
    <mstyle mathvariant="bold">
      <mover accent="true">
        <mi>u</mi>
        <mo stretchy="true">^</mo>
      </mover>
    </mstyle>
    <annotation encoding="StarMath 5.0">bold widehat {u}   </annotation>
  </semantics>
</math>
</file>

<file path=Object 5/content.xml><?xml version="1.0" encoding="utf-8"?>
<math xmlns="http://www.w3.org/1998/Math/MathML" display="block">
  <semantics>
    <mstyle mathvariant="bold">
      <mi>ϕ</mi>
    </mstyle>
    <annotation encoding="StarMath 5.0">bold %phi   </annotation>
  </semantics>
</math>
</file>

<file path=Object 6/content.xml><?xml version="1.0" encoding="utf-8"?>
<math xmlns="http://www.w3.org/1998/Math/MathML" display="block">
  <semantics>
    <mstyle mathvariant="bold">
      <mi>θ</mi>
    </mstyle>
    <annotation encoding="StarMath 5.0">bold %theta</annotation>
  </semantics>
</math>
</file>

<file path=Object 7/content.xml><?xml version="1.0" encoding="utf-8"?>
<math xmlns="http://www.w3.org/1998/Math/MathML" display="block">
  <semantics>
    <mstyle mathvariant="bold">
      <mover accent="true">
        <mi>y</mi>
        <mo stretchy="true">^</mo>
      </mover>
    </mstyle>
    <annotation encoding="StarMath 5.0">bold widehat {y}   </annotation>
  </semantics>
</math>
</file>

<file path=Object 8/content.xml><?xml version="1.0" encoding="utf-8"?>
<math xmlns="http://www.w3.org/1998/Math/MathML" display="block">
  <semantics>
    <mstyle mathvariant="bold">
      <mover accent="true">
        <mi>x</mi>
        <mo stretchy="true">^</mo>
      </mover>
    </mstyle>
    <annotation encoding="StarMath 5.0">bold widehat {x}   </annotation>
  </semantics>
</math>
</file>

<file path=Object 9/content.xml><?xml version="1.0" encoding="utf-8"?>
<math xmlns="http://www.w3.org/1998/Math/MathML" display="block">
  <semantics>
    <mstyle mathvariant="bold">
      <mover accent="true">
        <mi>z</mi>
        <mo stretchy="true">^</mo>
      </mover>
    </mstyle>
    <annotation encoding="StarMath 5.0">bold widehat {z}   </annotation>
  </semantics>
</math>
</file>